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prime_alf_to_C_identified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Basic Block divides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return (m % n == 0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even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return (divides (2, n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return (divides (2, n)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main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  uint x =  21649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0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1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3::main::bb6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13::main::bb6:::1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uint y = 513239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swap (&amp;x, &amp;y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main bb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return (!(prime(x) &amp;&amp; prime(y)));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main bb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}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prime bb0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  if (even (n)){</text:p>
            <text:p/>
          </table:table-cell>
          <table:table-cell table:style-name="ce1"/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b0::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  if (even (n)){</text:p>
            <text:p/>
          </table:table-cell>
          <table:table-cell table:style-name="ce1"/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prime bb2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bb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      return (n == 2);</text:p>
            <text:p/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Não dá pra medi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b2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      return (n == 2);</text:p>
            <text:p/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b2::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      return (n == 2);</text:p>
            <text:p/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Block prime bb5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5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  for (i = 3; i * i &lt;= n; i += 2) { </text:p>
            <text:p/>
          </table:table-cell>
          <table:table-cell table:style-name="ce1"/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prime bb6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  for (i = 3; i * i &lt;= n; i += 2) { </text:p>
            <text:p/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asic Block prime bb9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      if (divides (i, n)){ /* ai: loop here min 0 max 357 end; */</text:p>
            <text:p/>
          </table:table-cell>
          <table:table-cell table:style-name="ce1" table:number-columns-repeated="3"/>
          <table:table-cell/>
          <table:table-cell office:value-type="float" office:value="266" calcext:value-type="float">
            <text:p>266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style-name="ce1" office:value-type="string" calcext:value-type="string">
            <text:p>bb9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      if (divides (i, n)){ /* ai: loop here min 0 max 357 end; */</text:p>
            <text:p/>
          </table:table-cell>
          <table:table-cell table:style-name="ce1" table:number-columns-repeated="3"/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asic Block prime bb12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1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        return 0; </text:p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dá pra medi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bb12::0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        return 0; </text:p>
            <text:p/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Block prime bb13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1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  }</text:p>
            <text:p/>
          </table:table-cell>
          <table:table-cell/>
          <table:table-cell office:value-type="string" calcext:value-type="string">
            <text:p>2 iteração do BB0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prime bb1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b1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  for (i = 3; i * i &lt;= n; i += 2) { </text:p>
            <text:p/>
          </table:table-cell>
          <table:table-cell table:style-name="ce3" table:number-columns-repeated="2"/>
          <table:table-cell/>
          <table:table-cell office:value-type="string" calcext:value-type="string">
            <text:p>mensurado pelo BB1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14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  for (i = 3; i * i &lt;= n; i += 2) { </text:p>
            <text:p/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bb14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  for (i = 3; i * i &lt;= n; i += 2) { </text:p>
            <text:p/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sic Block prime bb16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bb1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  return (n &gt; 1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ão dá pra medir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b16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  return (n &gt; 1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Block prime bb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</text:p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asic Block swap bb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uint tmp = *a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4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*a = *b; 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*a = *b; 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*b = tmp;</text:p>
            <text:p/>
          </table:table-cell>
          <table:table-cell table:number-columns-repeated="6"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</text:p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0-31T18:31:42.831000000</dc:date>
    <meta:editing-duration>PT7M38S</meta:editing-duration>
    <meta:editing-cycles>1</meta:editing-cycles>
    <meta:document-statistic meta:table-count="1" meta:cell-count="184" meta:object-count="0"/>
  </office:meta>
</office:document-meta>
</file>